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fo:background-color="transparent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Cap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rojeto de grupo da Unidade Curricular de Inteligência Aritificial</text:p>
            <text:p/>
            <text:p>Alexandra Carvalho</text:p>
            <text:p>Anthony Pereira</text:p>
            <text:p>Luís Valentim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Descrição do algoritmo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Usou-se o módulo tree_search usado nas aulas práticas;</text:span></text:p>
              </text:list-item>
              <text:list-item>
                <text:p text:style-name="P2"><text:span text:style-name="T1">Criou-se uma classe MyMap que guarda o mapa/estado atual (nomeadamente após um move ou push com uma dada key) → atributo necessário para as funções set_tile() e clear_tile() da classe MyMap e funções actions(), result(), satisfies(), heuristic() e deadlocks() da classe MyDomain; além disso guarda a posição do keeper naquela jogada;</text:span></text:p>
              </text:list-item>
              <text:list-item>
                <text:p text:style-name="P2"><text:span text:style-name="T1">Criou-se também uma classe MyDomain que guarda um mapa inicial; esta contém as funções:</text:span></text:p>
                <text:list>
                  <text:list-item>
                    <text:p><text:span text:style-name="T1">actions(self, state_map) → <text:s/>verifica se, dada uma posição do keeper, se é possível efetuar um move, isto é, a posição imediatamente contígua a este ser um Floor ou um Goal; se for verdade, então a key que representa a direção desse move é adicionada a uma lista; também verifica se é possível realizar um push, ou seja, se a partir daquela posição do keeper e numa direção específica (direita, esquerda, baixo, cima), as duas posições seguintes são → a primeira um Box ou Box on Goal e a segunda um Floor ou Goal, e se for viável essa key/direction, para além de não gerar qualquer tipo de deadlock, é igualmente adicionada à lista;</text:span></text:p>
                  </text:list-item>
                  <text:list-item>
                    <text:p><text:span text:style-name="T1">result(self, state_map, action) → recebendo um mapa e uma direção, cria uma cópia deste mapa de entrada e, através das coordenadas do keeper, modifica as tiles de modo a gerar o mapa final consoante a action executada; </text:span></text:p>
                  </text:list-item>
                  <text:list-item>
                    <text:p><text:span text:style-name="T1">deadlocks(self, state_map, pos_init, pos) → função na qual são chamados os vários deadlocks implementados, verificam se a colocação de uma box na posição final pos provoca algum tipo de deadlock ou não;</text:span></text:p>
                  </text:list-item>
                  <text:list-item>
                    <text:p><text:span text:style-name="T1">satisfies(self, state_map) → função que verifica se o nível foi concretizado com sucesso, caso em que já não existem Goals por preencher;</text:span></text:p>
                  </text:list-item>
                  <text:list-item>
                    <text:p><text:span text:style-name="T1">heuristic(self, state_map) → função que representa a heurística implementada para este trabalho, baseada na distância de Manhattan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Descrição do algoritmo 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2">Criou-se uma classe MyProblem que contém como atributos o domínio e o problema inicial, além de ter definida uma função goal_test(self, state), que chama a função </text:span><text:span text:style-name="T3">satisfies(self, state_map) definida na classe MyDomain;</text:span></text:p>
                  </text:list-item>
                  <text:list-item>
                    <text:p><text:span text:style-name="T3">Criou-se uma classe MyNode que contém como atributos o mapa atual, o nó-pai, a sua profundidade, a heurística utilizada e a action/direção escolhida; </text:span></text:p>
                  </text:list-item>
                  <text:list-item>
                    <text:p><text:span text:style-name="T3">Criou-se, finalmente, uma classe MyTree onde estão definidos os atributos referentes ao problema inicial, uma lista de nós “abertos”/por explorar que é inicializada com o nó root, uma lista de estados visitados e, por fim, uma solução; esta classe contém as seguintes funções:</text:span></text:p>
                    <text:list>
                      <text:list-header>
                        <text:p><text:span text:style-name="T3">- get_plan(self, node) → devolve uma lista de ações/direções efetuadas desde o nó-raiz até ao nó-solução (aquando da resolução do nível em questão); esta função é chamada dentro da função search, quando uma solução é encontrada;</text:span></text:p>
                        <text:p><text:span text:style-name="T3">- isRepeatedState(self, node) → verifica se estado do nó, isto é, o mapa, já ocorreu alguma vez anteriormente; função utilizada para melhoria de performance do algoritmo;</text:span></text:p>
                        <text:p><text:span text:style-name="T3">- search(self, limit=None) → função onde se realiza a pesquisa de uma função; baseada na função search() utilizada nas aulas práticas; a lista dos nós “abertos” é ordenada consoante a heurística, pelo que se está a adotar o algoritmo “greedy”; daí a definição de uma heurística anteriormente. 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6:09:39.753180860</meta:creation-date>
    <dc:date>2020-12-13T17:00:19.917252732</dc:date>
    <meta:editing-duration>PT5M52S</meta:editing-duration>
    <meta:editing-cycles>1</meta:editing-cycles>
    <meta:document-statistic meta:object-count="33"/>
    <meta:generator>LibreOffice/6.4.6.2$Linux_X86_64 LibreOffice_project/40$Build-2</meta:generator>
  </office:meta>
</office:document-meta>
</file>